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30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style:text-position="-33% 58%" fo:font-size="13pt" fo:language="en" fo:country="GB" style:font-size-asian="13pt" style:font-size-complex="13pt"/>
    </style:style>
    <style:style style:name="T5" style:family="text">
      <style:text-properties fo:font-size="18pt" fo:language="en" fo:country="G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077cm" svg:y="2.059cm">
          <draw:text-box>
            <text:p>v<text:span text:style-name="T1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1.289cm" svg:height="0.424cm" draw:transform="rotate (1.5707963267949) translate (5.41cm 3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47cm" draw:start-shape="id1" draw:start-glue-point="3" draw:end-shape="id2" draw:end-glue-point="4" svg:d="M3049 1462h-1271v785" svg:viewBox="0 0 1272 786">
          <text:p/>
        </draw:connector>
        <draw:connector draw:style-name="gr5" draw:text-style-name="P2" draw:layer="layout" svg:x1="1.778cm" svg:y1="3.665cm" svg:x2="3.049cm" svg:y2="4.463cm" draw:start-shape="id2" draw:start-glue-point="8" draw:end-shape="id3" draw:end-glue-point="3" svg:d="M1778 3665v798h1271" svg:viewBox="0 0 1272 799">
          <text:p/>
        </draw:connector>
        <draw:connector draw:style-name="gr5" draw:text-style-name="P2" draw:layer="layout" svg:x1="4.339cm" svg:y1="4.463cm" svg:x2="6.82cm" svg:y2="4.463cm" draw:start-shape="id3" draw:start-glue-point="1" draw:end-shape="id4" draw:end-glue-point="3" svg:d="M4339 4463h2481" svg:viewBox="0 0 2482 1">
          <text:p/>
        </draw:connector>
        <draw:connector draw:style-name="gr5" draw:text-style-name="P2" draw:layer="layout" svg:x1="5.622cm" svg:y1="3.601cm" svg:x2="6.82cm" svg:y2="4.463cm" draw:start-shape="id5" draw:start-glue-point="3" draw:end-shape="id4" draw:end-glue-point="3" svg:d="M5622 3601v862h1198" svg:viewBox="0 0 1199 863">
          <text:p/>
        </draw:connector>
        <draw:connector draw:style-name="gr5" draw:text-style-name="P2" draw:layer="layout" svg:x1="6.744cm" svg:y1="1.462cm" svg:x2="5.622cm" svg:y2="2.312cm" draw:start-shape="id6" draw:start-glue-point="3" draw:end-shape="id5" draw:end-glue-point="1" svg:d="M6744 1462h-1122v850" svg:viewBox="0 0 1123 851">
          <text:p/>
        </draw:connector>
        <draw:custom-shape draw:style-name="gr6" draw:text-style-name="P3" xml:id="id2" draw:id="id2" draw:layer="layout" svg:width="1.417cm" svg:height="1.418cm" svg:x="1.069cm" svg:y="2.247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7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9.11cm" svg:y1="2.542cm" svg:x2="9.11cm" svg:y2="3.515cm">
            <text:p/>
          </draw:line>
        </draw:g>
        <draw:frame draw:style-name="gr9" draw:text-style-name="P5" draw:layer="layout" svg:width="2.331cm" svg:height="0.966cm" svg:x="8.944cm" svg:y="3.614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custom-shape draw:style-name="gr10" draw:text-style-name="P6" xml:id="id7" draw:id="id7" draw:layer="layout" svg:width="1.656cm" svg:height="1.98cm" svg:x="4.787cm" svg:y="5.075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429cm" svg:height="1.114cm" svg:x="5.722cm" svg:y="6.356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5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7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312cm" draw:start-shape="id1" draw:start-glue-point="1" draw:end-shape="id5" draw:end-glue-point="1" svg:d="M4339 1462h1283v850" svg:viewBox="0 0 1284 851">
          <text:p/>
        </draw:connector>
        <draw:connector draw:style-name="gr5" draw:text-style-name="P7" draw:layer="layout" svg:x1="8.109cm" svg:y1="4.463cm" svg:x2="9.022cm" svg:y2="4.464cm" draw:start-shape="id4" draw:start-glue-point="1" draw:end-shape="id8" draw:end-glue-point="6" svg:d="M8109 4463h456v1h457" svg:viewBox="0 0 914 2">
          <text:p/>
        </draw:connector>
        <draw:connector draw:style-name="gr5" draw:text-style-name="P7" draw:layer="layout" svg:x1="8.033cm" svg:y1="1.462cm" svg:x2="9.112cm" svg:y2="1.967cm" draw:start-shape="id6" draw:start-glue-point="1" draw:end-shape="id9" draw:end-glue-point="0" svg:d="M8033 1462h1079v505" svg:viewBox="0 0 1080 506">
          <text:p/>
        </draw:connector>
        <draw:connector draw:style-name="gr5" draw:text-style-name="P7" draw:layer="layout" svg:x1="9.112cm" svg:y1="3.946cm" svg:x2="9.112cm" svg:y2="5.401cm" draw:start-shape="id9" draw:start-glue-point="2" draw:end-shape="id10" draw:end-glue-point="0" svg:d="M9112 3946v1455" svg:viewBox="0 0 1 1456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7" draw:end-glue-point="6" svg:d="M4338 7619h1277v-564" svg:viewBox="0 0 1278 565">
          <text:p/>
        </draw:connector>
        <draw:connector draw:style-name="gr5" draw:text-style-name="P7" draw:layer="layout" svg:x1="1.773cm" svg:y1="5.421cm" svg:x2="3.049cm" svg:y2="4.463cm" draw:start-shape="id12" draw:start-glue-point="1" draw:end-shape="id3" draw:end-glue-point="3" svg:d="M1773 5421v-958h1276" svg:viewBox="0 0 1277 959">
          <text:p/>
        </draw:connector>
        <draw:connector draw:style-name="gr5" draw:text-style-name="P7" draw:layer="layout" svg:x1="1.773cm" svg:y1="6.71cm" svg:x2="3.049cm" svg:y2="7.619cm" draw:start-shape="id12" draw:start-glue-point="3" draw:end-shape="id11" draw:end-glue-point="3" svg:d="M1773 6710v909h1276" svg:viewBox="0 0 1277 910">
          <text:p/>
        </draw:connector>
        <draw:frame draw:style-name="gr12" draw:text-style-name="P5" draw:layer="layout" svg:width="1.561cm" svg:height="1.114cm" svg:x="9.96cm" svg:y="5.307cm">
          <draw:text-box>
            <text:p><text:span text:style-name="T5">I</text:span><text:span text:style-name="T8">c</text:span></text:p>
          </draw:text-box>
        </draw:frame>
        <draw:frame draw:style-name="gr13" draw:text-style-name="P1" draw:layer="layout" svg:width="1.238cm" svg:height="1.187cm" svg:x="3.323cm" svg:y="1.675cm">
          <draw:text-box>
            <text:p>R<text:span text:style-name="T1">1</text:span></text:p>
          </draw:text-box>
        </draw:frame>
        <draw:frame draw:style-name="gr14" draw:text-style-name="P1" draw:layer="layout" svg:width="1.162cm" svg:height="1.114cm" svg:x="3.361cm" svg:y="6.398cm">
          <draw:text-box>
            <text:p>R<text:span text:style-name="T1">7</text:span></text:p>
          </draw:text-box>
        </draw:frame>
        <draw:frame draw:style-name="gr13" draw:text-style-name="P1" draw:layer="layout" svg:width="1.238cm" svg:height="1.187cm" svg:x="7.062cm" svg:y="4.676cm">
          <draw:text-box>
            <text:p>R<text:span text:style-name="T1">5</text:span></text:p>
          </draw:text-box>
        </draw:frame>
        <draw:frame draw:style-name="gr15" draw:text-style-name="P1" draw:layer="layout" svg:width="1.47cm" svg:height="1.944cm" svg:x="3.207cm" svg:y="4.613cm">
          <draw:text-box>
            <text:p>R<text:span text:style-name="T1">4</text:span></text:p>
          </draw:text-box>
        </draw:frame>
        <draw:frame draw:style-name="gr16" draw:text-style-name="P1" draw:layer="layout" svg:width="1.238cm" svg:height="1.186cm" svg:x="5.71cm" svg:y="2.613cm">
          <draw:text-box>
            <text:p>R<text:span text:style-name="T1">3</text:span></text:p>
          </draw:text-box>
        </draw:frame>
        <draw:frame draw:style-name="gr13" draw:text-style-name="P1" draw:layer="layout" svg:width="1.238cm" svg:height="1.187cm" svg:x="6.99cm" svg:y="1.675cm">
          <draw:text-box>
            <text:p>R<text:span text:style-name="T1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R<text:span text:style-name="T1">6</text:span></text:p>
          </draw:text-box>
        </draw:frame>
        <draw:custom-shape draw:style-name="gr17" draw:text-style-name="P7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8" draw:id="id8" draw:layer="layout" svg:width="0.18cm" svg:height="0.199cm" svg:x="9.022cm" svg:y="4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4" draw:id="id14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.202cm" svg:height="2.702cm" svg:x="4.503cm" svg:y="1.837cm">
          <draw:text-box>
            <text:p>+</text:p>
            <text:p>V<text:span text:style-name="T1">b</text:span></text:p>
            <text:p>-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272cm" svg:y="5.239cm">
          <draw:text-box>
            <text:p><text:span text:style-name="T6">I</text:span><text:span text:style-name="T7">d</text:span></text:p>
          </draw:text-box>
        </draw:frame>
        <draw:g xml:id="id10" draw:id="id10">
          <draw:line draw:style-name="gr21" draw:text-style-name="P8" draw:layer="layout" svg:x1="9.113cm" svg:y1="5.401cm" svg:x2="9.113cm" svg:y2="5.843cm">
            <text:p/>
          </draw:line>
          <draw:line draw:style-name="gr21" draw:text-style-name="P8" draw:layer="layout" svg:x1="8.527cm" svg:y1="5.847cm" svg:x2="9.697cm" svg:y2="5.847cm">
            <text:p/>
          </draw:line>
          <draw:line draw:style-name="gr21" draw:text-style-name="P8" draw:layer="layout" svg:x1="8.528cm" svg:y1="6.291cm" svg:x2="9.698cm" svg:y2="6.291cm">
            <text:p/>
          </draw:line>
          <draw:line draw:style-name="gr21" draw:text-style-name="P8" draw:layer="layout" svg:x1="9.113cm" svg:y1="6.288cm" svg:x2="9.113cm" svg:y2="6.73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1" draw:layer="layout" svg:width="1.021cm" svg:height="1.024cm" svg:x="7.576cm" svg:y="5.526cm">
          <draw:text-box>
            <text:p>C</text:p>
          </draw:text-box>
        </draw:frame>
        <draw:g xml:id="id13" draw:id="id13">
          <draw:line draw:style-name="gr23" draw:text-style-name="P8" draw:layer="layout" svg:x1="1.066cm" svg:y1="4.98cm" svg:x2="0.181cm" svg:y2="4.988cm">
            <text:p/>
          </draw:line>
          <draw:line draw:style-name="gr23" draw:text-style-name="P8" draw:layer="layout" svg:x1="1.067cm" svg:y1="4.975cm" svg:x2="0.182cm" svg:y2="4.983cm">
            <text:p/>
          </draw:line>
          <draw:line draw:style-name="gr23" draw:text-style-name="P8" draw:layer="layout" svg:x1="0.423cm" svg:y1="5.157cm" svg:x2="0.863cm" svg:y2="5.157cm">
            <text:p/>
          </draw:line>
          <draw:line draw:style-name="gr23" draw:text-style-name="P8" draw:layer="layout" svg:x1="0.541cm" svg:y1="5.31cm" svg:x2="0.753cm" svg:y2="5.31cm">
            <text:p/>
          </draw:line>
          <draw:line draw:style-name="gr23" draw:text-style-name="P8" draw:layer="layout" svg:x1="0.635cm" svg:y1="4.969cm" svg:x2="0.639cm" svg:y2="4.576cm">
            <text:p/>
          </draw:line>
        </draw:g>
        <draw:frame draw:style-name="gr24" draw:text-style-name="P10" draw:layer="layout" svg:width="0.853cm" svg:height="0.962cm" svg:x="1.057cm" svg:y="0.599cm">
          <draw:text-box>
            <text:p>1</text:p>
          </draw:text-box>
        </draw:frame>
        <draw:frame draw:style-name="gr25" draw:text-style-name="P1" draw:layer="layout" svg:width="0.853cm" svg:height="1.157cm" svg:x="5.392cm" svg:y="0.511cm">
          <draw:text-box>
            <text:p>2</text:p>
          </draw:text-box>
        </draw:frame>
        <draw:frame draw:style-name="gr24" draw:text-style-name="P1" draw:layer="layout" svg:width="0.853cm" svg:height="0.962cm" svg:x="8.99cm" svg:y="0.673cm">
          <draw:text-box>
            <text:p>3</text:p>
          </draw:text-box>
        </draw:frame>
        <draw:frame draw:style-name="gr26" draw:text-style-name="P1" draw:layer="layout" svg:width="0.909cm" svg:height="1.025cm" svg:x="5.412cm" svg:y="3.648cm">
          <draw:text-box>
            <text:p>4</text:p>
          </draw:text-box>
        </draw:frame>
        <draw:custom-shape draw:style-name="gr17" draw:text-style-name="P7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0.908cm" svg:height="1.025cm" svg:x="1.029cm" svg:y="7.384cm">
          <draw:text-box>
            <text:p>6</text:p>
          </draw:text-box>
        </draw:frame>
        <draw:frame draw:style-name="gr27" draw:text-style-name="P1" draw:layer="layout" svg:width="0.908cm" svg:height="1.025cm" svg:x="5.364cm" svg:y="7.731cm">
          <draw:text-box>
            <text:p>7</text:p>
          </draw:text-box>
        </draw:frame>
        <draw:frame draw:style-name="gr28" draw:text-style-name="P1" draw:layer="layout" svg:width="0.853cm" svg:height="1.025cm" svg:x="8.99cm" svg:y="4.169cm">
          <draw:text-box>
            <text:p>5</text:p>
          </draw:text-box>
        </draw:frame>
        <draw:custom-shape draw:style-name="gr17" draw:text-style-name="P7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" draw:layer="layout" svg:width="0.853cm" svg:height="0.962cm" svg:x="1.057cm" svg:y="3.657cm">
          <draw:text-box>
            <text:p>0</text:p>
          </draw:text-box>
        </draw:frame>
        <draw:connector draw:style-name="gr5" draw:text-style-name="P7" draw:layer="layout" svg:x1="0.624cm" svg:y1="4.576cm" svg:x2="1.672cm" svg:y2="4.487cm" draw:start-shape="id13" draw:start-glue-point="0" draw:end-shape="id14" draw:end-glue-point="6" svg:d="M624 4576v-89h1048" svg:viewBox="0 0 1049 90">
          <text:p/>
        </draw:connector>
        <draw:connector draw:style-name="gr5" draw:text-style-name="P7" draw:layer="layout" svg:x1="9.112cm" svg:y1="6.73cm" svg:x2="4.338cm" svg:y2="7.619cm" draw:start-shape="id10" draw:start-glue-point="2" draw:end-shape="id11" draw:end-glue-point="1" svg:d="M9112 6730v889h-4774" svg:viewBox="0 0 4775 890">
          <text:p/>
        </draw:connector>
        <draw:custom-shape draw:style-name="gr17" draw:text-style-name="P7" draw:layer="layout" svg:width="0.181cm" svg:height="0.199cm" svg:x="5.518cm" svg:y="7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15:13:55.301979206</dc:date>
    <meta:editing-duration>PT29M42S</meta:editing-duration>
    <meta:editing-cycles>6</meta:editing-cycles>
    <meta:generator>LibreOffice/6.4.6.2$Linux_X86_64 LibreOffice_project/40$Build-2</meta:generator>
    <meta:document-statistic meta:object-count="70"/>
  </office:meta>
</office:document-meta>
</file>